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3.35cm" fo:min-width="17.672cm"/>
    </style:style>
    <style:style style:name="gr2" style:family="graphic" style:parent-style-name="objectwithoutfill">
      <style:graphic-properties draw:stroke="none" draw:fill="solid" draw:fill-color="#cc9900" draw:opacity="100%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svg:stroke-color="#000000" draw:stroke-linejoin="round" svg:stroke-linecap="butt" draw:fill-color="#66cc00" draw:textarea-horizontal-align="center" draw:textarea-vertical-align="middle"/>
    </style:style>
    <style:style style:name="P1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loext:graphic-properties draw:fill="solid" draw:fill-color="#cc9900" draw:opacity="100%"/>
      <style:paragraph-properties fo:margin-left="0cm" fo:margin-right="1cm" fo:margin-top="1cm" fo:margin-bottom="1cm" fo:text-align="center" fo:text-indent="0.2cm" style:writing-mode="lr-tb"/>
    </style:style>
    <style:style style:name="P3" style:family="paragraph">
      <loext:graphic-properties draw:fill-color="#66cc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8.172cm" svg:height="13.6cm" svg:x="1.6cm" svg:y="1.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9.578cm" svg:height="8.785cm" svg:x="1.621cm" svg:y="3cm" svg:viewBox="0 0 9579 8786" svg:d="M0 1736c182-408 292-858 549-1220 167-238 458-380 754-449 262-61 610-152 834 102 188 214 395 581 773 448 312-110 657-44 977-142 318-99 727-3 916 284s559 304 855 285c304-20 620-75 916 1 288 72 554-94 794 81 239 174 41 500 121 773 84 280 567 246 713 510 184 332 531 584 896 589 376 7 264 454 407 631 266 332-254 549-469 529-389-37-817 27-1180-183-230-132-379-548-733-448-237 67-593-136-712 163-94 236-30 512-224 734-222 251-422 553-733 670-237 89-494 156-753 122-393-51-386 391-549 612-169 228-439 389-753 426-228 27-441 130-672 163-249 35-549 90-692 305-158 237-40 582-224 815-151 192-253 472-529 529-341 70-734 166-936 488l-224 184-102 40zM12 1686v7100z">
          <text:p/>
        </draw:path>
        <draw:path draw:style-name="gr3" draw:text-style-name="P3" draw:layer="layout" svg:width="15.698cm" svg:height="7.711cm" svg:x="4.1cm" svg:y="7.588cm" svg:viewBox="0 0 15699 7712" svg:d="M23 7692c106-265 239-500 507-683 264-181 524-129 794-199 295-76 573-193 860-308 391-158 386-525 551-815 123-219 22-487 44-728 24-253-236-481-176-728 72-294-146-642 396-573 330 42 699-120 1015 88 246 162 580 241 882 89 310-156 450-478 441-772-8-284-249-510-397-750-142-231-333-681 176-727 299-27 629-100 904 110 242 185 580 163 860 265 294 107 599 97 904 110 376 15 493-426 616-705 107-245-49-516 0-771 46-241 426-988 662-332 129 359 218 722 353 1080 103 273 36 594 198 860 250 412 668-260 882-88 200 161 109 524 0 772-135 305-516 298-794 286-272-11-546 5-816 0-265-4-528-31-793-22-310 10-377 483-177 684 214 213 450 393 750 529 339 153 572-5 882 22 252 22 523-29 772 110 321 180 171 450 308 706 163 305 333 633 684 749 544 179 49 550-177 683-162 96-629-221-330 264 192 312 476 436 771 485 322 54 655-37 926-198 266-158 553-74 837-110 231-29 492-103 685 242 145 259 567 166 860 133 234-26 475 5 705 66l44 176zM0 7712h1569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23:29:27.403938156</meta:creation-date>
    <dc:date>2016-10-28T00:14:43.251526989</dc:date>
    <meta:editing-duration>PT39M34S</meta:editing-duration>
    <meta:editing-cycles>12</meta:editing-cycles>
    <meta:generator>LibreOffice/5.2.0.4$Linux_X86_64 LibreOffice_project/20m0$Build-4</meta:generator>
    <meta:document-statistic meta:object-count="3"/>
  </office:meta>
</office:document-meta>
</file>